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あ、お犬小屋みたいな粗末な部屋です
こ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？　例の試薬というのはどれのこと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聞こえる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った部屋の右を見てごらん。　番号の
書かれたボトルがいくつか並んでる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からあたしが指示するとおりに、ボトルの
試薬を飲んでちょうだい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、そこにいます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る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館長が怪しい動きをなさったり、わたくしの
様子がおかしかったら、すぐに彼女を攻撃
して構い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、もちろんそのつもり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はは～・・・信用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好きにしてくれてい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と！　そんじゃ実験開始といこう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「2」と書かれたボトルの薬を1メモリだけ
飲んでち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飲みました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特に変化は無いようですけれ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ベースとなる成分の一部だから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から少しずつ調整をかけていくよ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次に、「3」のボトルを1.5メモリ飲んで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ーケイ！　それじゃあ体内魔粒子の計測に
入るから、赤い魔水晶の間に用意した椅子に
座って待機して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硬くて掛け心地最悪です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ソファとかありません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外部には秘密裏に設けた施設だから、そんな
イイものは無いよ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計測が一通り終わるまでそのまま
動かないで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・・・</text:p>
          </table:table-cell>
          <table:table-cell table:style-name="ce0" office:value-type="string">
            <text:p>Map087</text:p>
          </table:table-cell>
          <table:table-cell table:style-name="ce0"/>
          <table:table-cell table:style-name="ce0" office:value-type="string">
            <text:p>Yeah… 
</text:p>
          </table:table-cell>
          <table:table-cell table:style-name="ce0" office:value-type="string">
            <text:p>Yeah...</text:p>
          </table:table-cell>
          <table:table-cell table:number-columns-repeated="1019"/>
        </table:table-row>
        <table:table-row>
          <table:table-cell table:style-name="ce0" office:value-type="string">
            <text:p>思ったより廃魔粒子の再結合が進んでない
みたいだ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「2」のやつを0.5メモリ飲み足して
くれ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はい、よろしくて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またひたすら待たなくてはなりません
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椅子でイイ子にしてて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、退屈なお仕事です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らに30分経過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と・・・うと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オッケーーーイ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いぃ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なな、な、ななな何事ですのっ！？！？
突然大きな声を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ろ？　そんなに大声だったかな？　ごめん
ごめ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ベース実験はこれで完了だよ！　いい感じ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ら、それは良かったですわね・・・
（わたくしとしたことが、実験の最中にうたた寝を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、もうこの部屋から出ていいんですの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いや、これはまだ全工程の1/5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後は「魔粒子定着」、「魔力増幅量の最大
値と最低値算出」、「魔力定量の最適化」、んで
最後に「魔力増強状態の維持」をやる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までは部屋から出ちゃダメだし、もちろん
おしっこも出しちゃダメだから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思ったより先は長そうです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いいですわ。　さっさと次の実験に進んで
くださ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じゃさっそく、「4」のボトルを10メモリ飲んで
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10メモリも・・・です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10メモ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魔力の増強に直接かかわる実験に
入るから、気合入れて飲んで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分かりま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ぷは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！　すぐに測定開始するから着席、着席
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、今のでお腹ちゃぷちゃぷになってしまい
　ました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調子であと4工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1つの工程が30分だとして、全部終了するのが
　最速でも2時間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、まあ何とかなりますわ・・・きっと大丈夫
　ですのよ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